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6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7.25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813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1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background-color="#00ccff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 style:data-style-name="N109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fo:background-color="#ffcc00"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15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5"/>
        <table:table-column table:style-name="co3" table:default-cell-style-name="ce9"/>
        <table:table-column table:style-name="co3" table:default-cell-style-name="ce11"/>
        <table:table-column table:style-name="co2" table:default-cell-style-name="ce5"/>
        <table:table-column table:style-name="co3" table:number-columns-repeated="3" table:default-cell-style-name="ce9"/>
        <table:table-column table:style-name="co3" table:default-cell-style-name="ce5"/>
        <table:table-column table:style-name="co5" table:default-cell-style-name="ce5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7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0" office:value-type="string">
            <text:p>Prix net de la livraison [€ HT]</text:p>
          </table:table-cell>
          <table:table-cell table:style-name="ce10" office:value-type="string">
            <text:p>TVA de la livraison [%]</text:p>
          </table:table-cell>
          <table:table-cell table:style-name="ce10" office:value-type="string">
            <text:p>Prix brut de la livraison [€ TTC]</text:p>
          </table:table-cell>
          <table:table-cell table:style-name="ce12" office:value-type="string">
            <text:p>Prix total net [€ HT]</text:p>
          </table:table-cell>
          <table:table-cell table:style-name="ce12" office:value-type="string">
            <text:p>Prix total brut [€ TTC]</text:p>
          </table:table-cell>
          <table:table-cell table:style-name="ce13" office:value-type="string">
            <text:p>Temps d'acquisition [minutes]</text:p>
          </table:table-cell>
          <table:table-cell table:style-name="ce13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27])" office:value-type="float" office:value="163">
            <text:p>163</text:p>
          </table:table-cell>
          <table:table-cell table:style-name="ce3" table:formula="of:=SUM([.C4:.C27])" office:value-type="currency" office:currency="EUR" office:value="746.927266666667">
            <text:p>746,93 €</text:p>
          </table:table-cell>
          <table:table-cell table:style-name="ce3" office:value-type="string">
            <text:p>-</text:p>
          </table:table-cell>
          <table:table-cell table:style-name="ce3" table:formula="of:=SUM([.E4:.E27])" office:value-type="currency" office:currency="EUR" office:value="2693.65712">
            <text:p>2 693,66 €</text:p>
          </table:table-cell>
          <table:table-cell table:style-name="ce3" table:formula="of:=SUM([.F4:.F27])" office:value-type="currency" office:currency="EUR" office:value="28.02">
            <text:p>28,02 €</text:p>
          </table:table-cell>
          <table:table-cell table:style-name="ce3" office:value-type="string">
            <text:p>-</text:p>
          </table:table-cell>
          <table:table-cell table:style-name="ce3" table:formula="of:=SUM([.H4:.H27])" office:value-type="currency" office:currency="EUR" office:value="33.624">
            <text:p>33,62 €</text:p>
          </table:table-cell>
          <table:table-cell table:style-name="ce3" table:formula="of:=SUM([.I4:.I27])" office:value-type="currency" office:currency="EUR" office:value="774.947266666667">
            <text:p>774,95 €</text:p>
          </table:table-cell>
          <table:table-cell table:style-name="ce3" table:formula="of:=SUM([.J4:.J27])" office:value-type="currency" office:currency="EUR" office:value="2727.28112">
            <text:p>2 727,28 €</text:p>
          </table:table-cell>
          <table:table-cell table:style-name="ce3" table:formula="of:=SUM([.K4:.K27])" office:value-type="float" office:value="86400">
            <text:p>8640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4" office:value-type="string">
            <text:p>part_faraday_disc : 2,5mm</text:p>
          </table:table-cell>
          <table:table-cell table:formula="of:=22*2" office:value-type="float" office:value="44">
            <text:p>44</text:p>
          </table:table-cell>
          <table:table-cell table:formula="of:=9.44" office:value-type="currency" office:currency="EUR" office:value="9.44">
            <text:p>9,44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498.432">
            <text:p>498,43 €</text:p>
          </table:table-cell>
          <table:table-cell table:style-name="ce9" table:formula="of:=28.02" office:value-type="currency" office:currency="EUR" office:value="28.02">
            <text:p>28,02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33.624">
            <text:p>33,62 €</text:p>
          </table:table-cell>
          <table:table-cell table:formula="of:=SUM([.C4];[.F4])" office:value-type="currency" office:currency="EUR" office:value="37.46">
            <text:p>37,46 €</text:p>
          </table:table-cell>
          <table:table-cell table:formula="of:=SUM([.E4];[.H4])" office:value-type="currency" office:currency="EUR" office:value="532.056">
            <text:p>532,06 €</text:p>
          </table:table-cell>
          <table:table-cell table:formula="of:=3*24*60" office:value-type="float" office:value="4320">
            <text:p>4320</text:p>
          </table:table-cell>
          <table:table-cell table:style-name="ce14" office:value-type="string">
            <text:p><text:a xlink:href="https://www.laserboost.com/">https://www.laserboost.com/</text:a></text:p>
          </table:table-cell>
        </table:table-row>
        <table:table-row table:style-name="ro3">
          <table:table-cell office:value-type="string">
            <text:p>part_magnet_1d140_2d60_20e</text:p>
          </table:table-cell>
          <table:table-cell table:formula="of:=22" office:value-type="float" office:value="22">
            <text:p>22</text:p>
          </table:table-cell>
          <table:table-cell table:formula="of:=7.16/1.2" office:value-type="currency" office:currency="EUR" office:value="5.96666666666667">
            <text:p>5,97 €</text:p>
          </table:table-cell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157.52">
            <text:p>157,52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0">
            <text:p>0,00 €</text:p>
          </table:table-cell>
          <table:table-cell table:formula="of:=SUM([.C5];[.F5])" office:value-type="currency" office:currency="EUR" office:value="5.96666666666667">
            <text:p>5,97 €</text:p>
          </table:table-cell>
          <table:table-cell table:formula="of:=SUM([.E5];[.H5])" office:value-type="currency" office:currency="EUR" office:value="157.52">
            <text:p>157,52 €</text:p>
          </table:table-cell>
          <table:table-cell table:formula="of:=3*24*60" office:value-type="float" office:value="4320">
            <text:p>4320</text:p>
          </table:table-cell>
          <table:table-cell table:style-name="ce14" office:value-type="string">
            <text:p><text:a xlink:href="https://www.aimant-boutique.fr/ferrite/anneaux-aimantes/anneau-140.0-x-60.0-x-20.0-mm-y30-ferrite">https://www.aimant-boutique.fr/ferrite/anneaux-aimantes/anneau-140.0-x-60.0-x-20.0-mm-y30-ferrite</text:a></text:p>
          </table:table-cell>
        </table:table-row>
        <table:table-row table:style-name="ro3">
          <table:table-cell office:value-type="string">
            <text:p>part_support_magnet</text:p>
          </table:table-cell>
          <table:table-cell table:formula="of:=22" office:value-type="float" office:value="22">
            <text:p>22</text:p>
          </table:table-cell>
          <table:table-cell table:formula="of:=17.95" office:value-type="currency" office:currency="EUR" office:value="17.95">
            <text:p>17,95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473.88">
            <text:p>473,88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0">
            <text:p>0,00 €</text:p>
          </table:table-cell>
          <table:table-cell table:formula="of:=SUM([.C6];[.F6])" office:value-type="currency" office:currency="EUR" office:value="17.95">
            <text:p>17,95 €</text:p>
          </table:table-cell>
          <table:table-cell table:formula="of:=SUM([.E6];[.H6])" office:value-type="currency" office:currency="EUR" office:value="473.88">
            <text:p>473,88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sculpteo.com/fr/">https://www.sculpteo.com/fr/</text:a></text:p>
          </table:table-cell>
        </table:table-row>
        <table:table-row table:style-name="ro3">
          <table:table-cell office:value-type="string">
            <text:p>part_tige_filetee_m30_1000l</text:p>
          </table:table-cell>
          <table:table-cell table:formula="of:=1" office:value-type="float" office:value="1">
            <text:p>1</text:p>
          </table:table-cell>
          <table:table-cell table:formula="of:=46.7976" office:value-type="currency" office:currency="EUR" office:value="46.7976">
            <text:p>46,80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56.15712">
            <text:p>56,16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0">
            <text:p>0,00 €</text:p>
          </table:table-cell>
          <table:table-cell table:formula="of:=SUM([.C7];[.F7])" office:value-type="currency" office:currency="EUR" office:value="46.7976">
            <text:p>46,80 €</text:p>
          </table:table-cell>
          <table:table-cell table:formula="of:=SUM([.E7];[.H7])" office:value-type="currency" office:currency="EUR" office:value="56.15712">
            <text:p>56,16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tiges-filetees/acier-classe-8-8/tige-filetee-acier-8-8-brut-din-975/tige-filetee-m30-acier-8-8-brut-din-975.html">https://www.visseriefixations.fr/tiges-filetees/acier-classe-8-8/tige-filetee-acier-8-8-brut-din-975/tige-filetee-m30-acier-8-8-brut-din-975.html</text:a></text:p>
          </table:table-cell>
        </table:table-row>
        <table:table-row table:style-name="ro3">
          <table:table-cell office:value-type="string">
            <text:p>part_tube</text:p>
          </table:table-cell>
          <table:table-cell table:formula="of:=1" office:value-type="float" office:value="1">
            <text:p>1</text:p>
          </table:table-cell>
          <table:table-cell table:formula="of:=60.78/1.2" office:value-type="currency" office:currency="EUR" office:value="50.65">
            <text:p>50,65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60.78">
            <text:p>60,78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0">
            <text:p>0,00 €</text:p>
          </table:table-cell>
          <table:table-cell table:formula="of:=SUM([.C8];[.F8])" office:value-type="currency" office:currency="EUR" office:value="50.65">
            <text:p>50,65 €</text:p>
          </table:table-cell>
          <table:table-cell table:formula="of:=SUM([.E8];[.H8])" office:value-type="currency" office:currency="EUR" office:value="60.78">
            <text:p>60,78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lemetal.fr/tube-rond-acier-noir/326-tube-rond-o-159-x-4-creux-acier-noir.html#/longueur_en_centimetre-100">https://lemetal.fr/tube-rond-acier-noir/326-tube-rond-o-159-x-4-creux-acier-noir.html#/longueur_en_centimetre-100</text:a></text:p>
          </table:table-cell>
        </table:table-row>
        <table:table-row table:style-name="ro3">
          <table:table-cell office:value-type="string">
            <text:p>part_rondelle_30m</text:p>
          </table:table-cell>
          <table:table-cell table:formula="of:=2+1*3+2*2+4" office:value-type="float" office:value="13">
            <text:p>13</text:p>
          </table:table-cell>
          <table:table-cell table:formula="of:=1.813" office:value-type="currency" office:currency="EUR" office:value="1.813">
            <text:p>1,81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28.2828">
            <text:p>28,28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0">
            <text:p>0,00 €</text:p>
          </table:table-cell>
          <table:table-cell table:formula="of:=SUM([.C9];[.F9])" office:value-type="currency" office:currency="EUR" office:value="1.813">
            <text:p>1,81 €</text:p>
          </table:table-cell>
          <table:table-cell table:formula="of:=SUM([.E9];[.H9])" office:value-type="currency" office:currency="EUR" office:value="28.2828">
            <text:p>28,28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rondelles-circlips/rondelles-plates/sans-chanfrein/serie-moyenne-m/inox/rondelle-m-inox-a2-nfe-25513/rondelle-m-0-30-inox-a2.html">https://www.visseriefixations.fr/rondelles-circlips/rondelles-plates/sans-chanfrein/serie-moyenne-m/inox/rondelle-m-inox-a2-nfe-25513/rondelle-m-0-30-inox-a2.html</text:a></text:p>
          </table:table-cell>
        </table:table-row>
        <table:table-row table:style-name="ro1">
          <table:table-cell office:value-type="string">
            <text:p>part_ecrou_30m</text:p>
          </table:table-cell>
          <table:table-cell table:formula="of:=2+1*2+2" office:value-type="float" office:value="6">
            <text:p>6</text:p>
          </table:table-cell>
          <table:table-cell table:formula="of:=3.52" office:value-type="currency" office:currency="EUR" office:value="3.52">
            <text:p>3,52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25.344">
            <text:p>25,3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0">
            <text:p>0,00 €</text:p>
          </table:table-cell>
          <table:table-cell table:formula="of:=SUM([.C10];[.F10])" office:value-type="currency" office:currency="EUR" office:value="3.52">
            <text:p>3,52 €</text:p>
          </table:table-cell>
          <table:table-cell table:formula="of:=SUM([.E10];[.H10])" office:value-type="currency" office:currency="EUR" office:value="25.344">
            <text:p>25,3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30-brut-din-934.html">https://www.visseriefixations.fr/ecrous/ecrous-hexagonaux/ecrou-hexagonal-hu/ecrou-hu-acier-brut-din-934/ecrou-hu-acier-brut-classe-8-din-934/ecrou-hu-m30-brut-din-934.html</text:a></text:p>
          </table:table-cell>
        </table:table-row>
        <table:table-row table:style-name="ro1">
          <table:table-cell office:value-type="string">
            <text:p>part_support_generator</text:p>
          </table:table-cell>
          <table:table-cell table:formula="of:=2" office:value-type="float" office:value="2">
            <text:p>2</text:p>
          </table:table-cell>
          <table:table-cell table:formula="of:=510.98" office:value-type="currency" office:currency="EUR" office:value="510.98">
            <text:p>510,98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1226.352">
            <text:p>1 226,35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0">
            <text:p>0,00 €</text:p>
          </table:table-cell>
          <table:table-cell table:formula="of:=SUM([.C11];[.F11])" office:value-type="currency" office:currency="EUR" office:value="510.98">
            <text:p>510,98 €</text:p>
          </table:table-cell>
          <table:table-cell table:formula="of:=SUM([.E11];[.H11])" office:value-type="currency" office:currency="EUR" office:value="1226.352">
            <text:p>1 226,35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sculpteo.com/fr/">https://www.sculpteo.com/fr/</text:a></text:p>
          </table:table-cell>
        </table:table-row>
        <table:table-row table:style-name="ro1">
          <table:table-cell office:value-type="string">
            <text:p>part_palier_4_fixations_support</text:p>
          </table:table-cell>
          <table:table-cell table:formula="of:=2" office:value-type="float" office:value="2">
            <text:p>2</text:p>
          </table:table-cell>
          <table:table-cell table:formula="of:=14.74/1.2" office:value-type="currency" office:currency="EUR" office:value="12.2833333333333">
            <text:p>12,28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29.48">
            <text:p>29,48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0">
            <text:p>0,00 €</text:p>
          </table:table-cell>
          <table:table-cell table:formula="of:=SUM([.C12];[.F12])" office:value-type="currency" office:currency="EUR" office:value="12.2833333333333">
            <text:p>12,28 €</text:p>
          </table:table-cell>
          <table:table-cell table:formula="of:=SUM([.E12];[.H12])" office:value-type="currency" office:currency="EUR" office:value="29.48">
            <text:p>29,48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roulement.com/paliers-UCFC206">https://www.123roulement.com/paliers-UCFC206</text:a></text:p>
          </table:table-cell>
        </table:table-row>
        <table:table-row table:style-name="ro1">
          <table:table-cell office:value-type="string">
            <text:p>part_rondelle_12m</text:p>
          </table:table-cell>
          <table:table-cell table:formula="of:=8*2" office:value-type="float" office:value="16">
            <text:p>16</text:p>
          </table:table-cell>
          <table:table-cell table:formula="of:=0.064" office:value-type="currency" office:currency="EUR" office:value="0.064">
            <text:p>0,06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1.2288">
            <text:p>1,23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0">
            <text:p>0,00 €</text:p>
          </table:table-cell>
          <table:table-cell table:formula="of:=SUM([.C13];[.F13])" office:value-type="currency" office:currency="EUR" office:value="0.064">
            <text:p>0,06 €</text:p>
          </table:table-cell>
          <table:table-cell table:formula="of:=SUM([.E13];[.H13])" office:value-type="currency" office:currency="EUR" office:value="1.2288">
            <text:p>1,23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12-z-blanc-nfe-25513.html">https://www.visseriefixations.fr/rondelles-circlips/rondelles-plates/sans-chanfrein/serie-etroite-z/acier/rondelle-z-acier-zingue-blanc-nfe-25513/rondelle-z-0-12-z-blanc-nfe-25513.html</text:a></text:p>
          </table:table-cell>
        </table:table-row>
        <table:table-row table:style-name="ro1">
          <table:table-cell office:value-type="string">
            <text:p>part_ecrou_12m</text:p>
          </table:table-cell>
          <table:table-cell table:formula="of:=4*2" office:value-type="float" office:value="8">
            <text:p>8</text:p>
          </table:table-cell>
          <table:table-cell table:formula="of:=0.16" office:value-type="currency" office:currency="EUR" office:value="0.16">
            <text:p>0,16 €</text:p>
          </table:table-cell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1.536">
            <text:p>1,5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0">
            <text:p>0,00 €</text:p>
          </table:table-cell>
          <table:table-cell table:formula="of:=SUM([.C14];[.F14])" office:value-type="currency" office:currency="EUR" office:value="0.16">
            <text:p>0,16 €</text:p>
          </table:table-cell>
          <table:table-cell table:formula="of:=SUM([.E14];[.H14])" office:value-type="currency" office:currency="EUR" office:value="1.536">
            <text:p>1,5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12-brut-din-934.html">https://www.visseriefixations.fr/ecrous/ecrous-hexagonaux/ecrou-hexagonal-hu/ecrou-hu-acier-brut-din-934/ecrou-hu-acier-brut-classe-8-din-934/ecrou-hu-m12-brut-din-934.html</text:a></text:p>
          </table:table-cell>
        </table:table-row>
        <table:table-row table:style-name="ro1">
          <table:table-cell table:style-name="ce6" office:value-type="string">
            <text:p>part_vis_metal_m12_55l</text:p>
          </table:table-cell>
          <table:table-cell table:formula="of:=4*2" office:value-type="float" office:value="8">
            <text:p>8</text:p>
          </table:table-cell>
          <table:table-cell table:formula="of:=0.67" office:value-type="currency" office:currency="EUR" office:value="0.67">
            <text:p>0,67 €</text:p>
          </table:table-cell>
          <table:table-cell table:formula="of:=20" office:value-type="float" office:value="20">
            <text:p>20</text:p>
          </table:table-cell>
          <table:table-cell table:formula="of:=[.B15]*[.C15]*(1+[.D15]/100)" office:value-type="currency" office:currency="EUR" office:value="6.432">
            <text:p>6,43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5]*(1+[.G15]/100)" office:value-type="currency" office:currency="EUR" office:value="0">
            <text:p>0,00 €</text:p>
          </table:table-cell>
          <table:table-cell table:formula="of:=SUM([.C15];[.F15])" office:value-type="currency" office:currency="EUR" office:value="0.67">
            <text:p>0,67 €</text:p>
          </table:table-cell>
          <table:table-cell table:formula="of:=SUM([.E15];[.H15])" office:value-type="currency" office:currency="EUR" office:value="6.432">
            <text:p>6,43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12x55-acier-8-8-noir-ef-din-933.html">https://www.visseriefixations.fr/vis-a-tete-hexagonale/vis-a-tete-hexagonale-standard/acier-8-8-noir/th-acier-8-8-noir-filetage-total-din-933/th-m12x55-acier-8-8-noir-ef-din-933.html</text:a></text:p>
          </table:table-cell>
        </table:table-row>
        <table:table-row table:style-name="ro1">
          <table:table-cell office:value-type="string">
            <text:p>part_rondelle_20m</text:p>
          </table:table-cell>
          <table:table-cell table:formula="of:=3*2" office:value-type="float" office:value="6">
            <text:p>6</text:p>
          </table:table-cell>
          <table:table-cell table:formula="of:=0.2" office:value-type="currency" office:currency="EUR" office:value="0.2">
            <text:p>0,20 €</text:p>
          </table:table-cell>
          <table:table-cell table:formula="of:=20" office:value-type="float" office:value="20">
            <text:p>20</text:p>
          </table:table-cell>
          <table:table-cell table:formula="of:=[.B16]*[.C16]*(1+[.D16]/100)" office:value-type="currency" office:currency="EUR" office:value="1.44">
            <text:p>1,4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6]*(1+[.G16]/100)" office:value-type="currency" office:currency="EUR" office:value="0">
            <text:p>0,00 €</text:p>
          </table:table-cell>
          <table:table-cell table:formula="of:=SUM([.C16];[.F16])" office:value-type="currency" office:currency="EUR" office:value="0.2">
            <text:p>0,20 €</text:p>
          </table:table-cell>
          <table:table-cell table:formula="of:=SUM([.E16];[.H16])" office:value-type="currency" office:currency="EUR" office:value="1.44">
            <text:p>1,4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20-z-blanc-nfe-25513.html">https://www.visseriefixations.fr/rondelles-circlips/rondelles-plates/sans-chanfrein/serie-etroite-z/acier/rondelle-z-acier-zingue-blanc-nfe-25513/rondelle-z-0-20-z-blanc-nfe-25513.html</text:a></text:p>
          </table:table-cell>
        </table:table-row>
        <table:table-row table:style-name="ro1">
          <table:table-cell office:value-type="string">
            <text:p>part_moyeu_amovible_generator</text:p>
          </table:table-cell>
          <table:table-cell table:formula="of:=1" office:value-type="float" office:value="1">
            <text:p>1</text:p>
          </table:table-cell>
          <table:table-cell table:formula="of:=10.2" office:value-type="currency" office:currency="EUR" office:value="10.2">
            <text:p>10,20 €</text:p>
          </table:table-cell>
          <table:table-cell table:formula="of:=20" office:value-type="float" office:value="20">
            <text:p>20</text:p>
          </table:table-cell>
          <table:table-cell table:formula="of:=[.B17]*[.C17]*(1+[.D17]/100)" office:value-type="currency" office:currency="EUR" office:value="12.24">
            <text:p>12,2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7]*(1+[.G17]/100)" office:value-type="currency" office:currency="EUR" office:value="0">
            <text:p>0,00 €</text:p>
          </table:table-cell>
          <table:table-cell table:formula="of:=SUM([.C17];[.F17])" office:value-type="currency" office:currency="EUR" office:value="10.2">
            <text:p>10,20 €</text:p>
          </table:table-cell>
          <table:table-cell table:formula="of:=SUM([.E17];[.H17])" office:value-type="currency" office:currency="EUR" office:value="12.24">
            <text:p>12,2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courroies.com/moyeu-amovible/71618-moyeu-amovible-ma1210-30-4014486252361.html">https://www.123courroies.com/moyeu-amovible/71618-moyeu-amovible-ma1210-30-4014486252361.html</text:a></text:p>
          </table:table-cell>
        </table:table-row>
        <table:table-row table:style-name="ro1">
          <table:table-cell office:value-type="string">
            <text:p>part_poulie_generator</text:p>
          </table:table-cell>
          <table:table-cell table:formula="of:=1" office:value-type="float" office:value="1">
            <text:p>1</text:p>
          </table:table-cell>
          <table:table-cell table:formula="of:=10.2" office:value-type="currency" office:currency="EUR" office:value="10.2">
            <text:p>10,20 €</text:p>
          </table:table-cell>
          <table:table-cell table:formula="of:=20" office:value-type="float" office:value="20">
            <text:p>20</text:p>
          </table:table-cell>
          <table:table-cell table:formula="of:=[.B18]*[.C18]*(1+[.D18]/100)" office:value-type="currency" office:currency="EUR" office:value="12.24">
            <text:p>12,2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8]*(1+[.G18]/100)" office:value-type="currency" office:currency="EUR" office:value="0">
            <text:p>0,00 €</text:p>
          </table:table-cell>
          <table:table-cell table:formula="of:=SUM([.C18];[.F18])" office:value-type="currency" office:currency="EUR" office:value="10.2">
            <text:p>10,20 €</text:p>
          </table:table-cell>
          <table:table-cell table:formula="of:=SUM([.E18];[.H18])" office:value-type="currency" office:currency="EUR" office:value="12.24">
            <text:p>12,2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courroies.com/profil-z-10x6-spz-10x8/73970-poulie-trapezoidale-moyeu-amovible-spz80-1ma-4014486249866.html">https://www.123courroies.com/profil-z-10x6-spz-10x8/73970-poulie-trapezoidale-moyeu-amovible-spz80-1ma-4014486249866.html</text:a></text:p>
          </table:table-cell>
        </table:table-row>
        <table:table-row table:style-name="ro3">
          <table:table-cell office:value-type="string">
            <text:p>part_vis_metal_m30_70l</text:p>
          </table:table-cell>
          <table:table-cell table:formula="of:=1" office:value-type="float" office:value="1">
            <text:p>1</text:p>
          </table:table-cell>
          <table:table-cell table:formula="of:=7.608" office:value-type="currency" office:currency="EUR" office:value="7.608">
            <text:p>7,61 €</text:p>
          </table:table-cell>
          <table:table-cell table:formula="of:=20" office:value-type="float" office:value="20">
            <text:p>20</text:p>
          </table:table-cell>
          <table:table-cell table:formula="of:=[.B19]*[.C19]*(1+[.D19]/100)" office:value-type="currency" office:currency="EUR" office:value="9.1296">
            <text:p>9,13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9]*(1+[.G19]/100)" office:value-type="currency" office:currency="EUR" office:value="0">
            <text:p>0,00 €</text:p>
          </table:table-cell>
          <table:table-cell table:formula="of:=SUM([.C19];[.F19])" office:value-type="currency" office:currency="EUR" office:value="7.608">
            <text:p>7,61 €</text:p>
          </table:table-cell>
          <table:table-cell table:formula="of:=SUM([.E19];[.H19])" office:value-type="currency" office:currency="EUR" office:value="9.1296">
            <text:p>9,13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30x70-acier-8-8-noir-ef-din-933.html">https://www.visseriefixations.fr/vis-a-tete-hexagonale/vis-a-tete-hexagonale-standard/acier-8-8-noir/th-acier-8-8-noir-filetage-total-din-933/th-m30x70-acier-8-8-noir-ef-din-933.html</text:a></text:p>
          </table:table-cell>
        </table:table-row>
        <table:table-row table:style-name="ro3">
          <table:table-cell office:value-type="string">
            <text:p>part_palier_2_fixation_ossature</text:p>
          </table:table-cell>
          <table:table-cell table:formula="of:=2" office:value-type="float" office:value="2">
            <text:p>2</text:p>
          </table:table-cell>
          <table:table-cell table:formula="of:=9.17/1.2" office:value-type="currency" office:currency="EUR" office:value="7.64166666666667">
            <text:p>7,64 €</text:p>
          </table:table-cell>
          <table:table-cell table:formula="of:=20" office:value-type="float" office:value="20">
            <text:p>20</text:p>
          </table:table-cell>
          <table:table-cell table:formula="of:=[.B20]*[.C20]*(1+[.D20]/100)" office:value-type="currency" office:currency="EUR" office:value="18.34">
            <text:p>18,3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0]*(1+[.G20]/100)" office:value-type="currency" office:currency="EUR" office:value="0">
            <text:p>0,00 €</text:p>
          </table:table-cell>
          <table:table-cell table:formula="of:=SUM([.C20];[.F20])" office:value-type="currency" office:currency="EUR" office:value="7.64166666666667">
            <text:p>7,64 €</text:p>
          </table:table-cell>
          <table:table-cell table:formula="of:=SUM([.E20];[.H20])" office:value-type="currency" office:currency="EUR" office:value="18.34">
            <text:p>18,3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roulement.com/paliers-UCP206-D1#lg=1&amp;slide=0">https://www.123roulement.com/paliers-UCP206-D1#lg=1&amp;slide=0</text:a></text:p>
          </table:table-cell>
        </table:table-row>
        <table:table-row table:style-name="ro3">
          <table:table-cell office:value-type="string">
            <text:p>part_vis_metal_m20_200l</text:p>
          </table:table-cell>
          <table:table-cell table:formula="of:=3" office:value-type="float" office:value="3">
            <text:p>3</text:p>
          </table:table-cell>
          <table:table-cell table:formula="of:=5.04" office:value-type="currency" office:currency="EUR" office:value="5.04">
            <text:p>5,04 €</text:p>
          </table:table-cell>
          <table:table-cell table:formula="of:=20" office:value-type="float" office:value="20">
            <text:p>20</text:p>
          </table:table-cell>
          <table:table-cell table:formula="of:=[.B21]*[.C21]*(1+[.D21]/100)" office:value-type="currency" office:currency="EUR" office:value="18.144">
            <text:p>18,14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1]*(1+[.G21]/100)" office:value-type="currency" office:currency="EUR" office:value="0">
            <text:p>0,00 €</text:p>
          </table:table-cell>
          <table:table-cell table:formula="of:=SUM([.C21];[.F21])" office:value-type="currency" office:currency="EUR" office:value="5.04">
            <text:p>5,04 €</text:p>
          </table:table-cell>
          <table:table-cell table:formula="of:=SUM([.E21];[.H21])" office:value-type="currency" office:currency="EUR" office:value="18.144">
            <text:p>18,1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vis-a-tete-hexagonale/vis-a-tete-hexagonale-standard/acier-8-8-noir/th-acier-8-8-noir-filetage-total-din-933/th-m20x200-acier-8-8-noir-ef-din-933.html">https://www.visseriefixations.fr/vis-a-tete-hexagonale/vis-a-tete-hexagonale-standard/acier-8-8-noir/th-acier-8-8-noir-filetage-total-din-933/th-m20x200-acier-8-8-noir-ef-din-933.html</text:a></text:p>
          </table:table-cell>
        </table:table-row>
        <table:table-row table:style-name="ro3">
          <table:table-cell office:value-type="string">
            <text:p>part_ecrou_20m</text:p>
          </table:table-cell>
          <table:table-cell table:formula="of:=3" office:value-type="float" office:value="3">
            <text:p>3</text:p>
          </table:table-cell>
          <table:table-cell table:formula="of:=0.753" office:value-type="currency" office:currency="EUR" office:value="0.753">
            <text:p>0,75 €</text:p>
          </table:table-cell>
          <table:table-cell table:formula="of:=20" office:value-type="float" office:value="20">
            <text:p>20</text:p>
          </table:table-cell>
          <table:table-cell table:formula="of:=[.B22]*[.C22]*(1+[.D22]/100)" office:value-type="currency" office:currency="EUR" office:value="2.7108">
            <text:p>2,71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2]*(1+[.G22]/100)" office:value-type="currency" office:currency="EUR" office:value="0">
            <text:p>0,00 €</text:p>
          </table:table-cell>
          <table:table-cell table:formula="of:=SUM([.C22];[.F22])" office:value-type="currency" office:currency="EUR" office:value="0.753">
            <text:p>0,75 €</text:p>
          </table:table-cell>
          <table:table-cell table:formula="of:=SUM([.E22];[.H22])" office:value-type="currency" office:currency="EUR" office:value="2.7108">
            <text:p>2,71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ecrous/ecrous-hexagonaux/ecrou-hexagonal-hu/ecrou-hu-acier-brut-din-934/ecrou-hu-acier-brut-classe-8-din-934/ecrou-hu-m20-brut-din-934.html">https://www.visseriefixations.fr/ecrous/ecrous-hexagonaux/ecrou-hexagonal-hu/ecrou-hu-acier-brut-din-934/ecrou-hu-acier-brut-classe-8-din-934/ecrou-hu-m20-brut-din-934.html</text:a></text:p>
          </table:table-cell>
        </table:table-row>
        <table:table-row table:style-name="ro1">
          <table:table-cell office:value-type="string">
            <text:p>Poudre de cuivre</text:p>
          </table:table-cell>
          <table:table-cell table:formula="of:=1" office:value-type="float" office:value="1">
            <text:p>1</text:p>
          </table:table-cell>
          <table:table-cell table:formula="of:=44.99" office:value-type="currency" office:currency="EUR" office:value="44.99">
            <text:p>44,99 €</text:p>
          </table:table-cell>
          <table:table-cell table:formula="of:=20" office:value-type="float" office:value="20">
            <text:p>20</text:p>
          </table:table-cell>
          <table:table-cell table:formula="of:=[.B23]*[.C23]*(1+[.D23]/100)" office:value-type="currency" office:currency="EUR" office:value="53.988">
            <text:p>53,99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3]*(1+[.G23]/100)" office:value-type="currency" office:currency="EUR" office:value="0">
            <text:p>0,00 €</text:p>
          </table:table-cell>
          <table:table-cell table:formula="of:=SUM([.C23];[.F23])" office:value-type="currency" office:currency="EUR" office:value="44.99">
            <text:p>44,99 €</text:p>
          </table:table-cell>
          <table:table-cell table:formula="of:=SUM([.E23];[.H23])" office:value-type="currency" office:currency="EUR" office:value="53.988">
            <text:p>53,99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amazon.fr/Poudre-de-cuivre-63-µm-1-kg/dp/B01MDMEVL6">https://www.amazon.fr/Poudre-de-cuivre-63-%C2%B5m-1-kg/dp/B01MDMEVL6</text:a>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7" table:default-cell-style-name="ce6"/>
        <table:table-column table:style-name="co6" table:default-cell-style-name="ce5"/>
        <table:table-column table:style-name="co6" table:default-cell-style-name="ce11"/>
        <table:table-column table:style-name="co6" table:default-cell-style-name="ce5"/>
        <table:table-column table:style-name="co6" table:default-cell-style-name="ce9"/>
        <table:table-column table:style-name="co6" table:default-cell-style-name="ce11"/>
        <table:table-column table:style-name="co6" table:default-cell-style-name="ce5"/>
        <table:table-column table:style-name="co6" table:number-columns-repeated="3" table:default-cell-style-name="ce9"/>
        <table:table-column table:style-name="co6" table:default-cell-style-name="ce5"/>
        <table:table-column table:style-name="co6" table:default-cell-style-name="ce15"/>
        <table:table-row table:style-name="ro4">
          <table:table-cell table:style-name="ce5" office:value-type="string">
            <text:p>Moteur monophasé CEMER MYTE B3, 1.1 KW, 3000 TR/MIN, HA 80, 230V, Alu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1]*[.C1]*(1+[.D1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]*(1+[.G1]/100)" office:value-type="currency" office:currency="EUR" office:value="0">
            <text:p>0,00 €</text:p>
          </table:table-cell>
          <table:table-cell table:formula="of:=SUM([.C1];[.F1])" office:value-type="currency" office:currency="EUR" office:value="0">
            <text:p>0,00 €</text:p>
          </table:table-cell>
          <table:table-cell table:formula="of:=SUM([.E1];[.H1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Courroie entre moteur et générateur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2]*[.C2]*(1+[.D2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2]*(1+[.G2]/100)" office:value-type="currency" office:currency="EUR" office:value="0">
            <text:p>0,00 €</text:p>
          </table:table-cell>
          <table:table-cell table:formula="of:=SUM([.C2];[.F2])" office:value-type="currency" office:currency="EUR" office:value="0">
            <text:p>0,00 €</text:p>
          </table:table-cell>
          <table:table-cell table:formula="of:=SUM([.E2];[.H2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Poulie moteur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3]*[.C3]*(1+[.D3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3]*(1+[.G3]/100)" office:value-type="currency" office:currency="EUR" office:value="0">
            <text:p>0,00 €</text:p>
          </table:table-cell>
          <table:table-cell table:formula="of:=SUM([.C3];[.F3])" office:value-type="currency" office:currency="EUR" office:value="0">
            <text:p>0,00 €</text:p>
          </table:table-cell>
          <table:table-cell table:formula="of:=SUM([.E3];[.H3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Moyeu moteur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0">
            <text:p>0,00 €</text:p>
          </table:table-cell>
          <table:table-cell table:formula="of:=SUM([.C4];[.F4])" office:value-type="currency" office:currency="EUR" office:value="0">
            <text:p>0,00 €</text:p>
          </table:table-cell>
          <table:table-cell table:formula="of:=SUM([.E4];[.H4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Accouplement rigide moteur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0">
            <text:p>0,00 €</text:p>
          </table:table-cell>
          <table:table-cell table:formula="of:=SUM([.C5];[.F5])" office:value-type="currency" office:currency="EUR" office:value="0">
            <text:p>0,00 €</text:p>
          </table:table-cell>
          <table:table-cell table:formula="of:=SUM([.E5];[.H5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office:value-type="string">
            <text:p>Vis metal pour poulie moteur</text:p>
          </table:table-cell>
          <table:table-cell table:formula="of:=1" office:value-type="float" office:value="1">
            <text:p>1</text:p>
          </table:table-cell>
          <table:table-cell table:style-name="ce15"/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0">
            <text:p>0,00 €</text:p>
          </table:table-cell>
          <table:table-cell table:formula="of:=SUM([.C6];[.F6])" office:value-type="currency" office:currency="EUR" office:value="0">
            <text:p>0,00 €</text:p>
          </table:table-cell>
          <table:table-cell table:formula="of:=SUM([.E6];[.H6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table:style-name="ce5" office:value-type="string">
            <text:p>Rondelle pour poulie moteur</text:p>
          </table:table-cell>
          <table:table-cell table:formula="of:=1" office:value-type="float" office:value="1">
            <text:p>1</text:p>
          </table:table-cell>
          <table:table-cell table:style-name="ce15"/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0">
            <text:p>0,00 €</text:p>
          </table:table-cell>
          <table:table-cell table:formula="of:=SUM([.C7];[.F7])" office:value-type="currency" office:currency="EUR" office:value="0">
            <text:p>0,00 €</text:p>
          </table:table-cell>
          <table:table-cell table:formula="of:=SUM([.E7];[.H7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  <table:table-row table:style-name="ro1">
          <table:table-cell table:style-name="ce5" office:value-type="string">
            <text:p>part_accouplement_rigide_meca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0">
            <text:p>0,00 €</text:p>
          </table:table-cell>
          <table:table-cell table:formula="of:=SUM([.C8];[.F8])" office:value-type="currency" office:currency="EUR" office:value="0">
            <text:p>0,00 €</text:p>
          </table:table-cell>
          <table:table-cell table:formula="of:=SUM([.E8];[.H8])" office:value-type="currency" office:currency="EUR" office:value="0">
            <text:p>0,00 €</text:p>
          </table:table-cell>
          <table:table-cell table:formula="of:=3*24*60" office:value-type="float" office:value="4320">
            <text:p>432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9">19/11/2022</text:date>, <text:time>20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6S</meta:editing-duration>
    <meta:editing-cycles>22</meta:editing-cycles>
    <meta:generator>OpenOffice/4.1.13$Win32 OpenOffice.org_project/4113m1$Build-9810</meta:generator>
    <dc:date>2022-11-19T20:08:14.02</dc:date>
    <meta:print-date>2022-11-19T20:06:59.43</meta:print-date>
    <meta:document-statistic meta:table-count="2" meta:cell-count="353" meta:object-count="0"/>
    <meta:user-defined meta:name="Info 1"/>
    <meta:user-defined meta:name="Info 2"/>
    <meta:user-defined meta:name="Info 3"/>
    <meta:user-defined meta:name="Info 4"/>
  </office:meta>
</office:document-meta>
</file>